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a4a"/>
      <style:text-properties fo:color="#ffffff"/>
    </style:style>
    <style:style style:name="ce2" style:family="table-cell" style:parent-style-name="Default">
      <style:table-cell-properties fo:background-color="#c0c0c0"/>
      <style:text-properties fo:color="#000000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ffd320"/>
    </style:style>
    <style:style style:name="ce5" style:family="table-cell" style:parent-style-name="Default">
      <style:table-cell-properties fo:background-color="#33cc66"/>
    </style:style>
    <style:style style:name="ce6" style:family="table-cell" style:parent-style-name="Default">
      <style:table-cell-properties fo:background-color="#ff950e"/>
      <style:text-properties fo:color="#33333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>
            <text:p>Janka</text:p>
          </table:table-cell>
          <table:table-cell table:style-name="ce1" office:value-type="string">
            <text:p>Jozef</text:p>
          </table:table-cell>
          <table:table-cell table:style-name="ce1" office:value-type="string">
            <text:p>Marco</text:p>
          </table:table-cell>
          <table:table-cell table:style-name="ce1" table:number-columns-repeated="7"/>
          <table:table-cell table:style-name="ce6" office:value-type="string">
            <text:p>Priemer</text:p>
          </table:table-cell>
          <table:table-cell table:style-name="ce6" office:value-type="string">
            <text:p>Suma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0.67">
            <text:p>20,67</text:p>
          </table:table-cell>
          <table:table-cell office:value-type="float" office:value="16.05">
            <text:p>16,05</text:p>
          </table:table-cell>
          <table:table-cell table:number-columns-repeated="7"/>
          <table:table-cell table:formula="of:=([.$A1:.$A8] + [.$B1:.$B8] + [.$C1:.$C8]) / 3" office:value-type="float" office:value="23.24">
            <text:p>23,24</text:p>
          </table:table-cell>
          <table:table-cell table:formula="of:=([.$A1:.$A8] + [.$B1:.$B8] + [.$C1:.$C8])" office:value-type="float" office:value="69.72">
            <text:p>69,72</text:p>
          </table:table-cell>
          <table:table-cell/>
        </table:table-row>
        <table:table-row table:style-name="ro2">
          <table:table-cell office:value-type="float" office:value="33.8">
            <text:p>33,8</text:p>
          </table:table-cell>
          <table:table-cell office:value-type="float" office:value="50.4">
            <text:p>50,4</text:p>
          </table:table-cell>
          <table:table-cell office:value-type="float" office:value="32">
            <text:p>32</text:p>
          </table:table-cell>
          <table:table-cell table:number-columns-repeated="7"/>
          <table:table-cell table:formula="of:=([.$A2:.$A9] + [.$B2:.$B9] + [.$C2:.$C9]) / 3" office:value-type="float" office:value="38.7333333333333">
            <text:p>38,73</text:p>
          </table:table-cell>
          <table:table-cell table:formula="of:=([.$A2:.$A9] + [.$B2:.$B9] + [.$C2:.$C9])" office:value-type="float" office:value="116.2">
            <text:p>116,2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2.3">
            <text:p>12,3</text:p>
          </table:table-cell>
          <table:table-cell office:value-type="float" office:value="32.75">
            <text:p>32,75</text:p>
          </table:table-cell>
          <table:table-cell table:number-columns-repeated="7"/>
          <table:table-cell table:formula="of:=([.$A3:.$A10] + [.$B3:.$B10] + [.$C3:.$C10]) / 3" office:value-type="float" office:value="22.6833333333333">
            <text:p>22,68</text:p>
          </table:table-cell>
          <table:table-cell table:formula="of:=([.$A3:.$A10] + [.$B3:.$B10] + [.$C3:.$C10])" office:value-type="float" office:value="68.05">
            <text:p>68,05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1.5">
            <text:p>41,5</text:p>
          </table:table-cell>
          <table:table-cell office:value-type="float" office:value="41">
            <text:p>41</text:p>
          </table:table-cell>
          <table:table-cell table:number-columns-repeated="7"/>
          <table:table-cell table:formula="of:=([.$A4:.$A11] + [.$B4:.$B11] + [.$C4:.$C11]) / 3" office:value-type="float" office:value="40.8333333333333">
            <text:p>40,83</text:p>
          </table:table-cell>
          <table:table-cell table:formula="of:=([.$A4:.$A11] + [.$B4:.$B11] + [.$C4:.$C11])" office:value-type="float" office:value="122.5">
            <text:p>122,5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.3">
            <text:p>42,3</text:p>
          </table:table-cell>
          <table:table-cell office:value-type="float" office:value="17.65">
            <text:p>17,65</text:p>
          </table:table-cell>
          <table:table-cell table:number-columns-repeated="7"/>
          <table:table-cell table:formula="of:=([.$A5:.$A12] + [.$B5:.$B12] + [.$C5:.$C12]) / 3" office:value-type="float" office:value="28.3166666666667">
            <text:p>28,32</text:p>
          </table:table-cell>
          <table:table-cell table:formula="of:=([.$A5:.$A12] + [.$B5:.$B12] + [.$C5:.$C12])" office:value-type="float" office:value="84.95">
            <text:p>84,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.57">
            <text:p>3,57</text:p>
          </table:table-cell>
          <table:table-cell table:number-columns-repeated="7"/>
          <table:table-cell table:formula="of:=([.$A6:.$A13] + [.$B6:.$B13] + [.$C6:.$C13]) / 3" office:value-type="float" office:value="11.19">
            <text:p>11,19</text:p>
          </table:table-cell>
          <table:table-cell table:formula="of:=([.$A6:.$A13] + [.$B6:.$B13] + [.$C6:.$C13])" office:value-type="float" office:value="33.57">
            <text:p>33,57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.5">
            <text:p>23,5</text:p>
          </table:table-cell>
          <table:table-cell office:value-type="float" office:value="30.26">
            <text:p>30,26</text:p>
          </table:table-cell>
          <table:table-cell table:number-columns-repeated="7"/>
          <table:table-cell table:formula="of:=([.$A7:.$A14] + [.$B7:.$B14] + [.$C7:.$C14]) / 3" office:value-type="float" office:value="27.5866666666667">
            <text:p>27,59</text:p>
          </table:table-cell>
          <table:table-cell table:formula="of:=([.$A7:.$A14] + [.$B7:.$B14] + [.$C7:.$C14])" office:value-type="float" office:value="82.76">
            <text:p>82,76</text:p>
          </table:table-cell>
          <table:table-cell/>
        </table:table-row>
        <table:table-row table:style-name="ro2">
          <table:table-cell table:number-columns-repeated="10"/>
          <table:table-cell table:formula="of:=([.$A8:.$A15] + [.$B8:.$B15] + [.$C8:.$C15]) / 3" office:value-type="float" office:value="0">
            <text:p>0</text:p>
          </table:table-cell>
          <table:table-cell table:formula="of:=([.$A8:.$A15] + [.$B8:.$B15] + [.$C8:.$C15])" office:value-type="float" office:value="0">
            <text:p>0</text:p>
          </table:table-cell>
          <table:table-cell/>
        </table:table-row>
        <table:table-row table:style-name="ro2">
          <table:table-cell table:number-columns-repeated="10"/>
          <table:table-cell table:formula="of:=([.$A9:.$A16] + [.$B9:.$B16] + [.$C9:.$C16]) / 3" office:value-type="float" office:value="0">
            <text:p>0</text:p>
          </table:table-cell>
          <table:table-cell table:formula="of:=([.$A9:.$A16] + [.$B9:.$B16] + [.$C9:.$C16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14.2">
            <text:p>14,2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7"/>
          <table:table-cell table:style-name="ce2" table:formula="of:=([.$A10:.$A17] + [.$B10:.$B17] + [.$C10:.$C17]) / 3" office:value-type="float" office:value="9.4">
            <text:p>9,4</text:p>
          </table:table-cell>
          <table:table-cell table:style-name="ce2" table:formula="of:=([.$A10:.$A17] + [.$B10:.$B17] + [.$C10:.$C17])" office:value-type="float" office:value="28.2">
            <text:p>28,2</text:p>
          </table:table-cell>
          <table:table-cell table:style-name="ce3" office:value-type="string">
            <text:p>7A</text:p>
          </table:table-cell>
        </table:table-row>
        <table:table-row table:style-name="ro2">
          <table:table-cell table:style-name="ce3" table:formula="of:=[.$A8]-[.$A11]" office:value-type="float" office:value="25">
            <text:p>25</text:p>
          </table:table-cell>
          <table:table-cell table:style-name="ce3" table:formula="of:=[.$A8:.C8]-[.$A11:.C11]" office:value-type="float" office:value="9.3">
            <text:p>9,3</text:p>
          </table:table-cell>
          <table:table-cell table:style-name="ce3" table:formula="of:=[.$A8:.C8]-[.$A11:.C11]" office:value-type="float" office:value="20.26">
            <text:p>20,26</text:p>
          </table:table-cell>
          <table:table-cell table:style-name="ce3" table:number-columns-repeated="7"/>
          <table:table-cell table:style-name="ce3" table:formula="of:=([.$A11:.$A18] + [.$B11:.$B18] + [.$C11:.$C18]) / 3" office:value-type="float" office:value="18.1866666666667">
            <text:p>18,19</text:p>
          </table:table-cell>
          <table:table-cell table:style-name="ce3" table:formula="of:=([.$A11:.$A18] + [.$B11:.$B18] + [.$C11:.$C18])" office:value-type="float" office:value="54.56">
            <text:p>54,56</text:p>
          </table:table-cell>
          <table:table-cell table:style-name="ce2" office:value-type="string">
            <text:p>7B</text:p>
          </table:table-cell>
        </table:table-row>
        <table:table-row table:style-name="ro2">
          <table:table-cell table:style-name="ce4" table:formula="of:=SUM([.A$2:.A$8])/7" office:value-type="float" office:value="26.9714285714286">
            <text:p>26,97</text:p>
          </table:table-cell>
          <table:table-cell table:style-name="ce4" table:formula="of:=SUM([.B$2:.B$8])/7" office:value-type="float" office:value="30.81">
            <text:p>30,81</text:p>
          </table:table-cell>
          <table:table-cell table:style-name="ce4" table:formula="of:=SUM([.C$2:.C$8])/7" office:value-type="float" office:value="24.7542857142857">
            <text:p>24,75</text:p>
          </table:table-cell>
          <table:table-cell table:style-name="ce4" table:formula="of:=SUM([.D$2:.D$8])/7" office:value-type="float" office:value="0">
            <text:p>0</text:p>
          </table:table-cell>
          <table:table-cell table:style-name="ce4" table:formula="of:=SUM([.E$2:.E$8])/7" office:value-type="float" office:value="0">
            <text:p>0</text:p>
          </table:table-cell>
          <table:table-cell table:style-name="ce4" table:formula="of:=SUM([.F$2:.F$8])/7" office:value-type="float" office:value="0">
            <text:p>0</text:p>
          </table:table-cell>
          <table:table-cell table:style-name="ce4" table:formula="of:=SUM([.G$2:.G$8])/7" office:value-type="float" office:value="0">
            <text:p>0</text:p>
          </table:table-cell>
          <table:table-cell table:style-name="ce4" table:formula="of:=SUM([.H$2:.H$8])/7" office:value-type="float" office:value="0">
            <text:p>0</text:p>
          </table:table-cell>
          <table:table-cell table:style-name="ce4" table:formula="of:=SUM([.I$2:.I$8])/7" office:value-type="float" office:value="0">
            <text:p>0</text:p>
          </table:table-cell>
          <table:table-cell table:style-name="ce4" table:formula="of:=SUM([.J$2:.J$8])/7" office:value-type="float" office:value="0">
            <text:p>0</text:p>
          </table:table-cell>
          <table:table-cell table:formula="of:=SUM([.K$2:.K$8])/7" office:value-type="float" office:value="27.5119047619048">
            <text:p>27,51</text:p>
          </table:table-cell>
          <table:table-cell table:style-name="ce4" table:formula="of:=SUM([.L$2:.L$8])/7" office:value-type="float" office:value="82.5357142857143">
            <text:p>82,54</text:p>
          </table:table-cell>
          <table:table-cell table:style-name="ce6" office:value-type="string">
            <text:p>Priemer</text:p>
          </table:table-cell>
        </table:table-row>
        <table:table-row table:style-name="ro2">
          <table:table-cell table:style-name="ce5" table:formula="of:=SUM([.A$1:.A$8])" office:value-type="float" office:value="188.8">
            <text:p>188,8</text:p>
          </table:table-cell>
          <table:table-cell table:style-name="ce5" table:formula="of:=SUM([.B$1:.B$8])" office:value-type="float" office:value="215.67">
            <text:p>215,67</text:p>
          </table:table-cell>
          <table:table-cell table:style-name="ce5" table:formula="of:=SUM([.C$1:.C$8])" office:value-type="float" office:value="173.28">
            <text:p>173,28</text:p>
          </table:table-cell>
          <table:table-cell table:style-name="ce5" table:formula="of:=SUM([.D$1:.D$8])" office:value-type="float" office:value="0">
            <text:p>0</text:p>
          </table:table-cell>
          <table:table-cell table:style-name="ce5" table:formula="of:=SUM([.E$1:.E$8])" office:value-type="float" office:value="0">
            <text:p>0</text:p>
          </table:table-cell>
          <table:table-cell table:style-name="ce5" table:formula="of:=SUM([.F$1:.F$8])" office:value-type="float" office:value="0">
            <text:p>0</text:p>
          </table:table-cell>
          <table:table-cell table:style-name="ce5" table:formula="of:=SUM([.G$1:.G$8])" office:value-type="float" office:value="0">
            <text:p>0</text:p>
          </table:table-cell>
          <table:table-cell table:style-name="ce5" table:formula="of:=SUM([.H$1:.H$8])" office:value-type="float" office:value="0">
            <text:p>0</text:p>
          </table:table-cell>
          <table:table-cell table:style-name="ce5" table:formula="of:=SUM([.I$1:.I$8])" office:value-type="float" office:value="0">
            <text:p>0</text:p>
          </table:table-cell>
          <table:table-cell table:style-name="ce5" table:formula="of:=SUM([.J$1:.J$8])" office:value-type="float" office:value="0">
            <text:p>0</text:p>
          </table:table-cell>
          <table:table-cell table:style-name="ce5" table:formula="of:=SUM([.K$1:.K$8])" office:value-type="float" office:value="192.583333333333">
            <text:p>192,58</text:p>
          </table:table-cell>
          <table:table-cell table:formula="of:=SUM([.L$2:.L$8])" office:value-type="float" office:value="577.75">
            <text:p>577,75</text:p>
          </table:table-cell>
          <table:table-cell table:style-name="ce6" office:value-type="string">
            <text:p>Sum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23.04.2015</text:date>, <text:time>19:1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23T18:43:14.92</meta:creation-date>
    <dc:date>2015-04-23T19:15:09.47</dc:date>
    <meta:editing-duration>PT00H14M52S</meta:editing-duration>
    <meta:editing-cycles>3</meta:editing-cycles>
    <meta:generator>OpenOffice.org/3.2$Win32 OpenOffice.org_project/320m18$Build-9502</meta:generator>
    <meta:document-statistic meta:table-count="3" meta:cell-count="82" meta:object-count="0"/>
  </office:meta>
</office:document-meta>
</file>